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087747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style:text-underline-style="none" fo:font-weight="bold" officeooo:rsid="005d6ffe" officeooo:paragraph-rsid="0009276b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/>
      <style:text-properties style:text-underline-style="none" fo:font-weight="bold" officeooo:rsid="002daab0" officeooo:paragraph-rsid="00087747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style:text-underline-style="none" fo:font-weight="bold" officeooo:rsid="0091eaf0" officeooo:paragraph-rsid="00087747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/>
      <style:text-properties style:text-underline-style="none" fo:font-weight="bold" officeooo:rsid="00927e11" officeooo:paragraph-rsid="00087747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/>
      <style:text-properties style:text-underline-style="none" fo:font-weight="bold" officeooo:rsid="008e5898" officeooo:paragraph-rsid="00087747" style:font-weight-asian="bold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style:text-underline-style="none" fo:font-weight="bold" officeooo:rsid="0080b010" officeooo:paragraph-rsid="00087747" style:font-weight-asian="bold" style:font-weight-complex="bold"/>
    </style:style>
    <style:style style:name="P8" style:family="paragraph" style:parent-style-name="Standard">
      <style:paragraph-properties fo:margin-top="0in" fo:margin-bottom="0in" loext:contextual-spacing="false"/>
      <style:text-properties style:text-underline-style="none" fo:font-weight="bold" officeooo:rsid="008c612e" officeooo:paragraph-rsid="00087747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style:text-underline-style="none" fo:font-weight="bold" officeooo:rsid="0079cbb0" officeooo:paragraph-rsid="00087747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text-underline-style="none" fo:font-weight="bold" officeooo:rsid="0089bcc0" officeooo:paragraph-rsid="0009276b" style:font-weight-asian="bold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style:text-underline-style="none" fo:font-weight="bold" officeooo:rsid="0059c09c" officeooo:paragraph-rsid="0009276b" style:font-weight-asian="bold" style:font-weight-complex="bold"/>
    </style:style>
    <style:style style:name="P12" style:family="paragraph" style:parent-style-name="Standard">
      <style:paragraph-properties fo:margin-top="0in" fo:margin-bottom="0in" loext:contextual-spacing="false"/>
      <style:text-properties style:text-underline-style="none" fo:font-weight="bold" officeooo:rsid="0085bc15" officeooo:paragraph-rsid="0009276b" style:font-weight-asian="bold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style:text-underline-style="none" fo:font-weight="bold" officeooo:rsid="00846f6e" officeooo:paragraph-rsid="0009276b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2476" officeooo:paragraph-rsid="0009276b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style:text-underline-style="none" fo:font-weight="bold" officeooo:rsid="0086393a" officeooo:paragraph-rsid="0009276b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style:text-underline-style="none" fo:font-weight="bold" officeooo:rsid="005ad4ae" officeooo:paragraph-rsid="0009276b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style:text-underline-style="none" fo:font-weight="bold" officeooo:rsid="005ed37e" officeooo:paragraph-rsid="0009276b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09276b" style:font-weight-asian="bold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style:text-underline-style="none" fo:font-weight="bold" officeooo:rsid="0039ea18" officeooo:paragraph-rsid="0009276b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087747" style:font-weight-asian="normal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09276b" style:font-weight-asian="normal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1eaf0" officeooo:paragraph-rsid="00087747" style:font-weight-asian="normal" style:font-weight-complex="normal"/>
    </style:style>
    <style:style style:name="P2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bdf18" officeooo:paragraph-rsid="00087747" style:font-weight-asian="normal" style:font-weight-complex="normal"/>
    </style:style>
    <style:style style:name="P2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927e11" officeooo:paragraph-rsid="00087747" style:font-weight-asian="normal" style:font-weight-complex="normal"/>
    </style:style>
    <style:style style:name="P2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e5898" officeooo:paragraph-rsid="00087747" style:font-weight-asian="normal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daab0" officeooo:paragraph-rsid="00087747" style:font-weight-asian="normal" style:font-weight-complex="normal"/>
    </style:style>
    <style:style style:name="P2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0b010" officeooo:paragraph-rsid="00087747" style:font-weight-asian="normal" style:font-weight-complex="normal"/>
    </style:style>
    <style:style style:name="P2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b13db" officeooo:paragraph-rsid="00087747" style:font-weight-asian="normal" style:font-weight-complex="normal"/>
    </style:style>
    <style:style style:name="P2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9b16" officeooo:paragraph-rsid="00087747" style:font-weight-asian="normal" style:font-weight-complex="normal"/>
    </style:style>
    <style:style style:name="P3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a1172" officeooo:paragraph-rsid="00087747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e0282" officeooo:paragraph-rsid="00087747" style:font-weight-asian="normal" style:font-weight-complex="normal"/>
    </style:style>
    <style:style style:name="P3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18e35" officeooo:paragraph-rsid="00087747" style:font-weight-asian="normal" style:font-weight-complex="normal"/>
    </style:style>
    <style:style style:name="P3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79cbb0" officeooo:paragraph-rsid="00087747" style:font-weight-asian="normal" style:font-weight-complex="normal"/>
    </style:style>
    <style:style style:name="P3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c612e" officeooo:paragraph-rsid="00087747" style:font-weight-asian="normal" style:font-weight-complex="normal"/>
    </style:style>
    <style:style style:name="P3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60a228" officeooo:paragraph-rsid="0009276b" style:font-weight-asian="normal" style:font-weight-complex="normal"/>
    </style:style>
    <style:style style:name="P3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9bcc0" officeooo:paragraph-rsid="0009276b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5bc15" officeooo:paragraph-rsid="0009276b" style:font-weight-asian="normal" style:font-weight-complex="normal"/>
    </style:style>
    <style:style style:name="P3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9c09c" officeooo:paragraph-rsid="0009276b" style:font-weight-asian="normal" style:font-weight-complex="normal"/>
    </style:style>
    <style:style style:name="P3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46f6e" officeooo:paragraph-rsid="0009276b" style:font-weight-asian="normal" style:font-weight-complex="normal"/>
    </style:style>
    <style:style style:name="P4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2476" officeooo:paragraph-rsid="0009276b" style:font-weight-asian="normal" style:font-weight-complex="normal"/>
    </style:style>
    <style:style style:name="P4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86393a" officeooo:paragraph-rsid="0009276b" style:font-weight-asian="normal" style:font-weight-complex="normal"/>
    </style:style>
    <style:style style:name="P4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ad4ae" officeooo:paragraph-rsid="0009276b" style:font-weight-asian="normal" style:font-weight-complex="normal"/>
    </style:style>
    <style:style style:name="P4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ed37e" officeooo:paragraph-rsid="0009276b" style:font-weight-asian="normal" style:font-weight-complex="normal"/>
    </style:style>
    <style:style style:name="P4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09276b" style:font-weight-asian="normal" style:font-weight-complex="normal"/>
    </style:style>
    <style:style style:name="P4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9ea18" officeooo:paragraph-rsid="0009276b" style:font-weight-asian="normal" style:font-weight-complex="normal"/>
    </style:style>
    <style:style style:name="P46" style:family="paragraph" style:parent-style-name="Standard">
      <style:paragraph-properties fo:margin-top="0in" fo:margin-bottom="0in" loext:contextual-spacing="false"/>
      <style:text-properties style:text-underline-style="solid" style:text-underline-width="auto" style:text-underline-color="font-color" fo:font-weight="bold" officeooo:rsid="005d6ffe" officeooo:paragraph-rsid="0009276b" style:font-weight-asian="bold" style:font-weight-complex="bold"/>
    </style:style>
    <style:style style:name="P47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style:text-underline-style="solid" style:text-underline-width="auto" style:text-underline-color="font-color" fo:font-weight="bold" officeooo:rsid="00087747" officeooo:paragraph-rsid="0008774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in" fo:margin-bottom="0in" loext:contextual-spacing="false"/>
      <style:text-properties fo:font-style="normal" style:text-underline-style="none" fo:font-weight="bold" officeooo:rsid="0037ea48" officeooo:paragraph-rsid="0009276b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margin-top="0in" fo:margin-bottom="0in" loext:contextual-spacing="false"/>
      <style:text-properties style:text-underline-style="none" fo:font-weight="bold" officeooo:rsid="0037ea48" officeooo:paragraph-rsid="0009276b" style:font-weight-asian="bold" style:font-weight-complex="bold"/>
    </style:style>
    <style:style style:name="P50" style:family="paragraph" style:parent-style-name="Standard">
      <style:paragraph-properties fo:margin-top="0in" fo:margin-bottom="0in" loext:contextual-spacing="false"/>
      <style:text-properties style:text-underline-style="none" fo:font-weight="bold" officeooo:rsid="004b708e" officeooo:paragraph-rsid="000b3ec4" style:font-weight-asian="bold" style:font-weight-complex="bold"/>
    </style:style>
    <style:style style:name="P51" style:family="paragraph" style:parent-style-name="Standard">
      <style:paragraph-properties fo:margin-top="0in" fo:margin-bottom="0in" loext:contextual-spacing="false"/>
      <style:text-properties style:text-underline-style="none" fo:font-weight="bold" officeooo:rsid="004d396f" officeooo:paragraph-rsid="000b3ec4" style:font-weight-asian="bold" style:font-weight-complex="bold"/>
    </style:style>
    <style:style style:name="P52" style:family="paragraph" style:parent-style-name="Standard">
      <style:paragraph-properties fo:margin-top="0in" fo:margin-bottom="0in" loext:contextual-spacing="false"/>
      <style:text-properties style:text-underline-style="none" fo:font-weight="bold" officeooo:rsid="00512cad" officeooo:paragraph-rsid="000b3ec4" style:font-weight-asian="bold" style:font-weight-complex="bold"/>
    </style:style>
    <style:style style:name="P53" style:family="paragraph" style:parent-style-name="Standard">
      <style:paragraph-properties fo:margin-top="0in" fo:margin-bottom="0in" loext:contextual-spacing="false"/>
      <style:text-properties style:text-underline-style="none" fo:font-weight="bold" officeooo:rsid="000d1d08" officeooo:paragraph-rsid="000d1d08" style:font-weight-asian="bold" style:font-weight-complex="bold"/>
    </style:style>
    <style:style style:name="P54" style:family="paragraph" style:parent-style-name="Standard">
      <style:paragraph-properties fo:margin-top="0in" fo:margin-bottom="0in" loext:contextual-spacing="false"/>
      <style:text-properties style:text-underline-style="none" fo:font-weight="bold" officeooo:rsid="0012a250" officeooo:paragraph-rsid="0012a250" style:font-weight-asian="bold" style:font-weight-complex="bold"/>
    </style:style>
    <style:style style:name="P5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12cad" officeooo:paragraph-rsid="000b3ec4" style:font-weight-asian="normal" style:font-weight-complex="normal"/>
    </style:style>
    <style:style style:name="P56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37ea48" officeooo:paragraph-rsid="000b3ec4" style:font-weight-asian="normal" style:font-weight-complex="normal"/>
    </style:style>
    <style:style style:name="P57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4b708e" officeooo:paragraph-rsid="000b3ec4" style:font-weight-asian="normal" style:font-weight-complex="normal"/>
    </style:style>
    <style:style style:name="P58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ba125" officeooo:paragraph-rsid="000ba125" style:font-weight-asian="normal" style:font-weight-complex="normal"/>
    </style:style>
    <style:style style:name="P59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6316" officeooo:paragraph-rsid="000ba125" style:font-weight-asian="normal" style:font-weight-complex="normal"/>
    </style:style>
    <style:style style:name="P60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2eb214" officeooo:paragraph-rsid="000ba125" style:font-weight-asian="normal" style:font-weight-complex="normal"/>
    </style:style>
    <style:style style:name="P61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b9d8f" officeooo:paragraph-rsid="000ba125" style:font-weight-asian="normal" style:font-weight-complex="normal"/>
    </style:style>
    <style:style style:name="P62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5d6ffe" officeooo:paragraph-rsid="00087747" style:font-weight-asian="normal" style:font-weight-complex="normal"/>
    </style:style>
    <style:style style:name="P63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c6198" officeooo:paragraph-rsid="000c6198" style:font-weight-asian="normal" style:font-weight-complex="normal"/>
    </style:style>
    <style:style style:name="P64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0d1d08" officeooo:paragraph-rsid="000d1d08" style:font-weight-asian="normal" style:font-weight-complex="normal"/>
    </style:style>
    <style:style style:name="P65" style:family="paragraph" style:parent-style-name="Standard">
      <style:paragraph-properties fo:margin-top="0in" fo:margin-bottom="0in" loext:contextual-spacing="false"/>
      <style:text-properties style:text-underline-style="none" fo:font-weight="normal" officeooo:rsid="0012a250" officeooo:paragraph-rsid="0012a250" style:font-weight-asian="normal" style:font-weight-complex="normal"/>
    </style:style>
    <style:style style:name="P66" style:family="paragraph" style:parent-style-name="Standard">
      <style:paragraph-properties fo:margin-top="0in" fo:margin-bottom="0in" loext:contextual-spacing="false"/>
      <style:text-properties officeooo:paragraph-rsid="000d1d08"/>
    </style:style>
    <style:style style:name="T1" style:family="text">
      <style:text-properties officeooo:rsid="00927e11"/>
    </style:style>
    <style:style style:name="T2" style:family="text">
      <style:text-properties officeooo:rsid="008ffbfb"/>
    </style:style>
    <style:style style:name="T3" style:family="text">
      <style:text-properties fo:font-weight="normal" officeooo:rsid="008ffbfb" style:font-weight-asian="normal" style:font-weight-complex="normal"/>
    </style:style>
    <style:style style:name="T4" style:family="text">
      <style:text-properties officeooo:rsid="00817c0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98305" style:font-weight-asian="bold" style:font-weight-complex="bold"/>
    </style:style>
    <style:style style:name="T7" style:family="text">
      <style:text-properties fo:font-weight="bold" officeooo:rsid="007a40ac" style:font-weight-asian="bold" style:font-weight-complex="bold"/>
    </style:style>
    <style:style style:name="T8" style:family="text">
      <style:text-properties officeooo:rsid="007b13db"/>
    </style:style>
    <style:style style:name="T9" style:family="text">
      <style:text-properties officeooo:rsid="00853dfc"/>
    </style:style>
    <style:style style:name="T10" style:family="text">
      <style:text-properties officeooo:rsid="0086393a"/>
    </style:style>
    <style:style style:name="T11" style:family="text">
      <style:text-properties officeooo:rsid="005bee3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bold" officeooo:rsid="000d1d08" style:font-weight-asian="bold" style:font-weight-complex="bold"/>
    </style:style>
    <style:style style:name="T14" style:family="text">
      <style:text-properties officeooo:rsid="0039ea18"/>
    </style:style>
    <style:style style:name="T15" style:family="text">
      <style:text-properties officeooo:rsid="004fba57"/>
    </style:style>
    <style:style style:name="T16" style:family="text">
      <style:text-properties officeooo:rsid="004d396f"/>
    </style:style>
    <style:style style:name="T17" style:family="text">
      <style:text-properties officeooo:rsid="00512cad"/>
    </style:style>
    <style:style style:name="T18" style:family="text">
      <style:text-properties officeooo:rsid="001d4e33"/>
    </style:style>
    <style:style style:name="T19" style:family="text">
      <style:text-properties officeooo:rsid="001b6316"/>
    </style:style>
    <style:style style:name="T20" style:family="text">
      <style:text-properties officeooo:rsid="001b9d8f"/>
    </style:style>
    <style:style style:name="T2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My Git Reference</text:p>
      <text:p text:style-name="P20"/>
      <text:p text:style-name="P65">Add all changes, commit to local and push to remote</text:p>
      <text:p text:style-name="P54">$ git add .</text:p>
      <text:p text:style-name="P54">$ git commit -a -m "commit" </text:p>
      <text:p text:style-name="P54">$ git push</text:p>
      <text:p text:style-name="P54"/>
      <text:p text:style-name="P65">If you miss out a file and want to add it in before the push,</text:p>
      <text:p text:style-name="P65">$ git add &lt;missed out file&gt;</text:p>
      <text:p text:style-name="P65">$ git commit --amend -m “message”</text:p>
      <text:p text:style-name="P63"/>
      <text:p text:style-name="P65">Can also use</text:p>
      <text:p text:style-name="P54">$ git commit -a --amend </text:p>
      <text:p text:style-name="P65">if there are a few files.</text:p>
      <text:p text:style-name="P63"/>
      <text:p text:style-name="P63">To undo last push</text:p>
      <text:p text:style-name="P66"><text:span text:style-name="T13">$ git checkout wh_SIR</text:span></text:p>
      <text:p text:style-name="P53">$ git reset --hard cc4b63bebb6</text:p>
      <text:p text:style-name="P53">$ git push origin +wh_SIR</text:p>
      <text:p text:style-name="P64"/>
      <text:p text:style-name="P63">The 2<text:span text:style-name="T21">nd</text:span> line, is to put the code of the push you want to revert to. <text:s/>So it should be the 2<text:span text:style-name="T21">nd</text:span> latest push, if you want to reverse your latest push.</text:p>
      <text:p text:style-name="P20"/>
      <text:p text:style-name="P20">To update my local branch with origin</text:p>
      <text:p text:style-name="P1">$ git checkout master</text:p>
      <text:p text:style-name="P1">$ git pull</text:p>
      <text:p text:style-name="P1">$ git checkout mybranch</text:p>
      <text:p text:style-name="P1">$ git merge master </text:p>
      <text:p text:style-name="P1"/>
      <text:p text:style-name="P22">To undo the last <text:span text:style-name="T1">commit</text:span></text:p>
      <text:p text:style-name="P4">$ git reset --hard</text:p>
      <text:p text:style-name="P22"><text:a xlink:type="simple" xlink:href="https://git-scm.com/docs/git-reset" text:style-name="Internet_20_link" text:visited-style-name="Visited_20_Internet_20_Link">https://git-scm.com/docs/git-reset</text:a> </text:p>
      <text:p text:style-name="P23"/>
      <text:p text:style-name="P24">There is also</text:p>
      <text:p text:style-name="P5">$ git commit --amend</text:p>
      <text:p text:style-name="P23"/>
      <text:p text:style-name="P25">To recover a deleted branch <text:span text:style-name="T2">use</text:span></text:p>
      <text:p text:style-name="P6">$ git reflog <text:span text:style-name="T3">(to get history)</text:span></text:p>
      <text:p text:style-name="P25">This will let use find the SHA1 for the commit at the tip of deleted branch, and we can recreate it using the command below.</text:p>
      <text:p text:style-name="P6">$ git checkout -b &lt;Branch&gt; &lt;SHA1&gt;</text:p>
      <text:p text:style-name="P23"/>
      <text:p text:style-name="P23">---</text:p>
      <text:p text:style-name="P23">Can use rebase when we have too many conflicts with master.</text:p>
      <text:p text:style-name="P23">Create a new branch, then rebase my branch changes onto the new branch. <text:s/>Once all ok, then merge back to master.</text:p>
      <text:p text:style-name="P26"/>
      <text:p text:style-name="P27">Looking at git rebase</text:p>
      <text:p text:style-name="P7">$ git checkout my-branch</text:p>
      <text:p text:style-name="P7">$ git rebase master</text:p>
      <text:p text:style-name="P7">$ git checkout master</text:p>
      <text:p text:style-name="P7">$ git merge <text:span text:style-name="T4">my-branch</text:span></text:p>
      <text:p text:style-name="P3"><text:soft-page-break/></text:p>
      <text:p text:style-name="P3">---</text:p>
      <text:p text:style-name="P3"/>
      <text:p text:style-name="P28">To add a file to a repository</text:p>
      <text:p text:style-name="P28"><text:span text:style-name="T5">$ git checkout -b add-daily-log </text:span><text:s/>(this creates a branch locally and checks it out locally) </text:p>
      <text:p text:style-name="P28"><text:span text:style-name="T5">$ git add add-daily-log </text:span>(this adds the file to be tracked)</text:p>
      <text:p text:style-name="P28"><text:span text:style-name="T5">$ git commit</text:span> (commits the changes)<text:line-break/><text:span text:style-name="T5">$ git push -</text:span><text:span text:style-name="T6">u</text:span><text:span text:style-name="T5"> origin add-daily-logs</text:span> <text:s/>(this pushes the branch up to the remote server)</text:p>
      <text:p text:style-name="P29">in future</text:p>
      <text:p text:style-name="P29"><text:span text:style-name="T5">$ git push</text:span> (will suffice)</text:p>
      <text:p text:style-name="P28"/>
      <text:p text:style-name="P30">Can’t seem to get <text:span text:style-name="T7">$git</text:span><text:span text:style-name="T5"> request-pull</text:span> to work. <text:s/><text:span text:style-name="T8">Got “Not a valid reason” error.</text:span></text:p>
      <text:p text:style-name="P28"/>
      <text:p text:style-name="P28">From here to to the github website to perform a pull request.</text:p>
      <text:p text:style-name="P28"/>
      <text:p text:style-name="P31">Whenever I make any change, have to do git add again.</text:p>
      <text:p text:style-name="P32"/>
      <text:p text:style-name="P33">To remove any git add</text:p>
      <text:p text:style-name="P9">$ git reset </text:p>
      <text:p text:style-name="P9"/>
      <text:p text:style-name="P34">To add and commit all changed files</text:p>
      <text:p text:style-name="P8">$ git commit -am “commit message”</text:p>
      <text:p text:style-name="P8"/>
      <text:p text:style-name="P36">To see list of remote branches</text:p>
      <text:p text:style-name="P10">$ git branch -r</text:p>
      <text:p text:style-name="P36"/>
      <text:p text:style-name="P36">To see list of local and remote branches</text:p>
      <text:p text:style-name="P10">$ git branch -a</text:p>
      <text:p text:style-name="P11"/>
      <text:p text:style-name="P37">To see which branch is tracking what remote branch</text:p>
      <text:p text:style-name="P12">$ git branch -vv</text:p>
      <text:p text:style-name="P38"/>
      <text:p text:style-name="P39">To create a branch</text:p>
      <text:p text:style-name="P13">$ git <text:span text:style-name="T9">checkout</text:span> -b &lt;branch&gt;</text:p>
      <text:p text:style-name="P39">edit files, add and then commit, ‘-u’ option sets up the upstream <text:span text:style-name="T9">to be my branch on the remote site</text:span></text:p>
      <text:p text:style-name="P13">$ git push -u origin &lt;branch&gt; </text:p>
      <text:p text:style-name="P38"/>
      <text:p text:style-name="P40">delete git branch locally. <text:s/><text:span text:style-name="T10">Will need to switch to some other branch first</text:span></text:p>
      <text:p text:style-name="P14">$ git branch -d &lt;name_of_branch&gt;</text:p>
      <text:p text:style-name="P41">if you want to force delete</text:p>
      <text:p text:style-name="P15">$ git branch -D &lt;name_of_branch&gt;</text:p>
      <text:p text:style-name="P38"/>
      <text:p text:style-name="P42">delete git branch remotely</text:p>
      <text:p text:style-name="P16">$ <text:span text:style-name="T11">git push -d &lt;remote_name&gt; &lt;branch_name&gt;</text:span></text:p>
      <text:p text:style-name="P38"/>
      <text:p text:style-name="P46"><text:a xlink:type="simple" xlink:href="https://stackoverflow.com/questions/16329776/how-to-keep-a-git-branch-in-sync-with-master" text:style-name="Internet_20_link" text:visited-style-name="Visited_20_Internet_20_Link">https://stackoverflow.com/questions/16329776/how-to-keep-a-git-branch-in-sync-with-master</text:a><text:span text:style-name="T12"> </text:span></text:p>
      <text:p text:style-name="P21">To update my local branch with origin</text:p>
      <text:p text:style-name="P2">$ git checkout master</text:p>
      <text:p text:style-name="P2">$ <text:s/>git pull</text:p>
      <text:p text:style-name="P2">$ <text:s/>git checkout mybranch</text:p>
      <text:p text:style-name="P2">$ git merge master </text:p>
      <text:p text:style-name="P2"/>
      <text:p text:style-name="P43"><text:soft-page-break/>To switch branches, ignoring local changes</text:p>
      <text:p text:style-name="P17">$ git checkout -f mybranch</text:p>
      <text:p text:style-name="P43">This will change to mybranch ignoring any changes to the current branch. <text:s/>Changes will be lost.</text:p>
      <text:p text:style-name="P35">Otherwise, you should stash your changes first.</text:p>
      <text:p text:style-name="P35"/>
      <text:p text:style-name="P48"><text:span text:style-name="T14">$ </text:span>git stash</text:p>
      <text:p text:style-name="P44">- <text:span text:style-name="T14">to save current local changes</text:span></text:p>
      <text:p text:style-name="P44"/>
      <text:p text:style-name="P19">$ git stash apply</text:p>
      <text:p text:style-name="P45">- to apply back current stash</text:p>
      <text:p text:style-name="P45"/>
      <text:p text:style-name="P18"><text:span text:style-name="T14">$ </text:span>git pull</text:p>
      <text:p text:style-name="P44">- <text:span text:style-name="T15">to send my changes in my local repository up to the server</text:span></text:p>
      <text:p text:style-name="P44"/>
      <text:p text:style-name="P18"><text:span text:style-name="T14">$ </text:span>git diff</text:p>
      <text:p text:style-name="P44">- <text:span text:style-name="T15">to see what are the differences with head</text:span></text:p>
      <text:p text:style-name="P44"/>
      <text:p text:style-name="P18"><text:span text:style-name="T14">$ </text:span>git log</text:p>
      <text:p text:style-name="P44">- <text:span text:style-name="T15">see what are the change logs</text:span></text:p>
      <text:p text:style-name="P18"/>
      <text:p text:style-name="P18"><text:span text:style-name="T14">$ </text:span>git status</text:p>
      <text:p text:style-name="P18"/>
      <text:p text:style-name="P55"><text:a xlink:type="simple" xlink:href="https://github.com/Kunena/Kunena-Forum/wiki/Create-a-new-branch-with-git-and-manage-branches" text:style-name="Internet_20_link" text:visited-style-name="Visited_20_Internet_20_Link">https://github.com/Kunena/Kunena-Forum/wiki/Create-a-new-branch-with-git-and-manage-branches</text:a></text:p>
      <text:p text:style-name="P56"/>
      <text:p text:style-name="P50"><text:span text:style-name="T16">$ </text:span>git diff master origin/master </text:p>
      <text:p text:style-name="P57">- to compare between local repository and the server</text:p>
      <text:p text:style-name="P57"/>
      <text:p text:style-name="P51">$ git remote -v</text:p>
      <text:p text:style-name="P57">- <text:span text:style-name="T17">to check what is my remote server</text:span></text:p>
      <text:p text:style-name="P57"/>
      <text:p text:style-name="P52">$ git pull</text:p>
      <text:p text:style-name="P55">- to get latest</text:p>
      <text:p text:style-name="P55"/>
      <text:p text:style-name="P52">$ git checkout -b wh_SIR</text:p>
      <text:p text:style-name="P55">- create branch from my local master with the name wh_SIR</text:p>
      <text:p text:style-name="P55"/>
      <text:p text:style-name="P52">$ git branch</text:p>
      <text:p text:style-name="P55">- to list my branches</text:p>
      <text:p text:style-name="P55"/>
      <text:p text:style-name="P52">$ git push origin wh_SIR</text:p>
      <text:p text:style-name="P55">- put my branch onto Github</text:p>
      <text:p text:style-name="P58"/>
      <text:p text:style-name="P58"/>
      <text:p text:style-name="P59">- Installing git</text:p>
      <text:p text:style-name="P59">sudo apt install git</text:p>
      <text:p text:style-name="P59"/>
      <text:p text:style-name="P59">- Configuring GitHub</text:p>
      <text:p text:style-name="P59">git config --global user.name “weehongyeo-spire”</text:p>
      <text:p text:style-name="P59">git config --global user.email “<text:a xlink:type="simple" xlink:href="mailto:weehong.yeo@spire.com" text:style-name="Internet_20_link" text:visited-style-name="Visited_20_Internet_20_Link">weehong.yeo@spire.com</text:a>”</text:p>
      <text:p text:style-name="P59"/>
      <text:p text:style-name="P59">- Create local repository</text:p>
      <text:p text:style-name="P59"><text:soft-page-break/>mkdir Mytest</text:p>
      <text:p text:style-name="P59">git init Mytest</text:p>
      <text:p text:style-name="P60">--<text:span text:style-name="T19">&gt; you can then create files within Mytest</text:span></text:p>
      <text:p text:style-name="P60"/>
      <text:p text:style-name="P60">- <text:span text:style-name="T19">Adding repository files to an index</text:span></text:p>
      <text:p text:style-name="P59">git add README</text:p>
      <text:p text:style-name="P59">git add sample.c</text:p>
      <text:p text:style-name="P59"/>
      <text:p text:style-name="P59">-Commiting changes to the index</text:p>
      <text:p text:style-name="P59">git commit -m “some message”</text:p>
      <text:p text:style-name="P59"/>
      <text:p text:style-name="P59"><text:span text:style-name="T20">A</text:span>fter which can create the new repository on github with the same repository name <text:span text:style-name="T20">and connect to it using this command:</text:span></text:p>
      <text:p text:style-name="P61">git remote add origin <text:a xlink:type="simple" xlink:href="https://github.com/weehong-spire" text:style-name="Internet_20_link" text:visited-style-name="Visited_20_Internet_20_Link">https://github.com/weehongyeo-spire</text:a>/Mytest.git</text:p>
      <text:p text:style-name="P59"/>
      <text:p text:style-name="P59"/>
      <text:p text:style-name="P59">- Push the local repository to the remote host</text:p>
      <text:p text:style-name="P59">git push origin master</text:p>
      <text:p text:style-name="P59">--<text:span text:style-name="T18">&gt; this step will require login using git username and password</text:span></text:p>
      <text:p text:style-name="P59">--<text:span text:style-name="T18">&gt; as 2FA is enabled, need to use Git personal access token written down above if using htt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1:43:04.921756168</meta:creation-date>
    <dc:date>2017-10-27T12:01:32.143201897</dc:date>
    <meta:editing-duration>PT16M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122" meta:word-count="805" meta:character-count="4334" meta:non-whitespace-character-count="3642"/>
  </office:meta>
</office:document-meta>
</file>